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draw:fill="none" draw:stroke="solid" svg:stroke-width="0.03125in" svg:stroke-color="#000000" draw:marker-end="a448" svg:stroke-opacity="100%" draw:stroke-linejoin="miter" svg:stroke-linecap="but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3125in" svg:stroke-color="#000000" draw:marker-end="a486" svg:stroke-opacity="100%" draw:stroke-linejoin="miter" svg:stroke-linecap="butt"/>
    </style:style>
    <style:style style:family="graphic" style:name="a488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2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4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1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0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4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7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2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6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6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1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2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g draw:name="Groupe 45" draw:id="id63">
          <svg:title/>
          <svg:desc/>
          <draw:frame draw:id="id64" draw:style-name="a399" draw:name="ZoneTexte 3" svg:x="1.84429in" svg:y="0.10411in" svg:width="1.76316in" svg:height="1.04342in">
            <draw:text-box>
              <text:p text:style-name="a383" text:class-names="" text:cond-style-name=""><text:span text:style-name="a381" text:class-names="">t</text:span><text:span text:style-name="a382" text:class-names="">riplets</text:span></text:p>
              <text:list text:style-name="a388">
                <text:list-item>
                  <text:p text:style-name="a387" text:class-names="" text:cond-style-name=""><text:span text:style-name="a384" text:class-names="">u</text:span><text:span text:style-name="a385" text:class-names="">ser</text:span><text:span text:style-name="a386" text:class-names=""/></text:p>
                </text:list-item>
              </text:list>
              <text:list text:style-name="a393">
                <text:list-item>
                  <text:p text:style-name="a392" text:class-names="" text:cond-style-name=""><text:span text:style-name="a389" text:class-names="">t</text:span><text:span text:style-name="a390" text:class-names="">rack_id</text:span><text:span text:style-name="a391" text:class-names=""/></text:p>
                </text:list-item>
              </text:list>
              <text:list text:style-name="a398">
                <text:list-item>
                  <text:p text:style-name="a397" text:class-names="" text:cond-style-name=""><text:span text:style-name="a394" text:class-names="">l</text:span><text:span text:style-name="a395" text:class-names="">istening_count</text:span><text:span text:style-name="a396" text:class-names=""/></text:p>
                </text:list-item>
              </text:list>
            </draw:text-box>
            <svg:title/>
            <svg:desc/>
          </draw:frame>
          <draw:frame draw:id="id65" draw:style-name="a426" draw:name="ZoneTexte 4" svg:x="4.16665in" svg:y="0.06025in" svg:width="1.50878in" svg:height="1.51465in">
            <draw:text-box>
              <text:p text:style-name="a403" text:class-names="" text:cond-style-name=""><text:span text:style-name="a400" text:class-names="">t</text:span><text:span text:style-name="a401" text:class-names="">rack_metadata</text:span><text:span text:style-name="a402" text:class-names=""/></text:p>
              <text:list text:style-name="a407">
                <text:list-item>
                  <text:p text:style-name="a406" text:class-names="" text:cond-style-name=""><text:span text:style-name="a404" text:class-names="">track_id</text:span><text:span text:style-name="a405" text:class-names=""/></text:p>
                </text:list-item>
              </text:list>
              <text:list text:style-name="a412">
                <text:list-item>
                  <text:p text:style-name="a411" text:class-names="" text:cond-style-name=""><text:span text:style-name="a408" text:class-names="">s</text:span><text:span text:style-name="a409" text:class-names="">ong_id</text:span><text:span text:style-name="a410" text:class-names=""/></text:p>
                </text:list-item>
              </text:list>
              <text:list text:style-name="a417">
                <text:list-item>
                  <text:p text:style-name="a416" text:class-names="" text:cond-style-name=""><text:span text:style-name="a413" text:class-names="">t</text:span><text:span text:style-name="a414" text:class-names="">itle</text:span><text:span text:style-name="a415" text:class-names=""/></text:p>
                </text:list-item>
              </text:list>
              <text:list text:style-name="a422">
                <text:list-item>
                  <text:p text:style-name="a421" text:class-names="" text:cond-style-name=""><text:span text:style-name="a418" text:class-names="">a</text:span><text:span text:style-name="a419" text:class-names="">rtist_id</text:span><text:span text:style-name="a420" text:class-names=""/></text:p>
                </text:list-item>
              </text:list>
              <text:p text:style-name="a425" text:class-names="" text:cond-style-name=""><text:span text:style-name="a423" text:class-names="">…</text:span><text:span text:style-name="a424" text:class-names=""/></text:p>
            </draw:text-box>
            <svg:title/>
            <svg:desc/>
          </draw:frame>
          <draw:frame draw:id="id66" draw:style-name="a447" draw:name="ZoneTexte 5" svg:x="5.42542in" svg:y="2.79908in" svg:width="1.76316in" svg:height="1.27904in">
            <draw:text-box>
              <text:p text:style-name="a430" text:class-names="" text:cond-style-name=""><text:span text:style-name="a427" text:class-names="">t</text:span><text:span text:style-name="a428" text:class-names="">rack_features</text:span><text:span text:style-name="a429" text:class-names=""/></text:p>
              <text:list text:style-name="a433">
                <text:list-item>
                  <text:p text:style-name="a432" text:class-names="" text:cond-style-name=""><text:span text:style-name="a431" text:class-names="">id</text:span></text:p>
                </text:list-item>
              </text:list>
              <text:list text:style-name="a437">
                <text:list-item>
                  <text:p text:style-name="a436" text:class-names="" text:cond-style-name=""><text:span text:style-name="a434" text:class-names="">title</text:span><text:span text:style-name="a435" text:class-names=""/></text:p>
                </text:list-item>
              </text:list>
              <text:list text:style-name="a441">
                <text:list-item>
                  <text:p text:style-name="a440" text:class-names="" text:cond-style-name=""><text:span text:style-name="a438" text:class-names="">artist_id</text:span><text:span text:style-name="a439" text:class-names=""/></text:p>
                </text:list-item>
              </text:list>
              <text:list text:style-name="a446">
                <text:list-item>
                  <text:p text:style-name="a445" text:class-names="" text:cond-style-name=""><text:span text:style-name="a442" text:class-names="">audio<text:s text:c="1"/></text:span><text:span text:style-name="a443" text:class-names="">features</text:span><text:span text:style-name="a444" text:class-names=""/></text:p>
                </text:list-item>
              </text:list>
            </draw:text-box>
            <svg:title/>
            <svg:desc/>
          </draw:frame>
          <draw:connector draw:type="standard" svg:x1="4.28947in" svg:y1="1.07018in" svg:x2="2.71053in" svg:y2="2.01754in" draw:id="id67" draw:style-name="a449" draw:transform="translate(-3.5in -1.54386in) rotate(-4.71239) translate(3.5in 1.54386in)" draw:name="Connecteur : en angle 11">
            <svg:title/>
            <svg:desc/>
          </draw:connector>
          <draw:connector draw:type="standard" svg:x1="3.65862in" svg:y1="1.03537in" svg:x2="4.73612in" svg:y2="1.48275in" draw:id="id68" draw:style-name="a450" draw:transform="translate(-4.19737in -1.25906in) rotate(-1.5708) translate(4.19737in 1.25906in)" draw:name="Connecteur : en angle 15">
            <svg:title/>
            <svg:desc/>
          </draw:connector>
          <draw:frame draw:id="id69" draw:style-name="a485" draw:name="ZoneTexte 20" svg:x="3.0921in" svg:y="2.34211in" svg:width="1.76316in" svg:height="1.98587in">
            <draw:text-box>
              <text:p text:style-name="a453" text:class-names="" text:cond-style-name=""><text:span text:style-name="a451" text:class-names="">tripet_metadata</text:span><text:span text:style-name="a452" text:class-names=""/></text:p>
              <text:list text:style-name="a456">
                <text:list-item>
                  <text:p text:style-name="a455" text:class-names="" text:cond-style-name=""><text:span text:style-name="a454" text:class-names="">user</text:span></text:p>
                </text:list-item>
              </text:list>
              <text:list text:style-name="a460">
                <text:list-item>
                  <text:p text:style-name="a459" text:class-names="" text:cond-style-name=""><text:span text:style-name="a457" text:class-names="">track_id</text:span><text:span text:style-name="a458" text:class-names=""/></text:p>
                </text:list-item>
              </text:list>
              <text:list text:style-name="a465">
                <text:list-item>
                  <text:p text:style-name="a464" text:class-names="" text:cond-style-name=""><text:span text:style-name="a461" text:class-names="">s</text:span><text:span text:style-name="a462" text:class-names="">ong_id</text:span><text:span text:style-name="a463" text:class-names=""/></text:p>
                </text:list-item>
              </text:list>
              <text:list text:style-name="a470">
                <text:list-item>
                  <text:p text:style-name="a469" text:class-names="" text:cond-style-name=""><text:span text:style-name="a466" text:class-names="">t</text:span><text:span text:style-name="a467" text:class-names="">itle</text:span><text:span text:style-name="a468" text:class-names=""/></text:p>
                </text:list-item>
              </text:list>
              <text:list text:style-name="a475">
                <text:list-item>
                  <text:p text:style-name="a474" text:class-names="" text:cond-style-name=""><text:span text:style-name="a471" text:class-names="">a</text:span><text:span text:style-name="a472" text:class-names="">rtist_id</text:span><text:span text:style-name="a473" text:class-names=""/></text:p>
                </text:list-item>
              </text:list>
              <text:list text:style-name="a481">
                <text:list-item>
                  <text:p text:style-name="a480" text:class-names="" text:cond-style-name=""><text:span text:style-name="a476" text:class-names="">l</text:span><text:span text:style-name="a477" text:class-names="">istening_coun</text:span><text:span text:style-name="a478" text:class-names="">t</text:span><text:span text:style-name="a479" text:class-names=""/></text:p>
                </text:list-item>
              </text:list>
              <text:p text:style-name="a484" text:class-names="" text:cond-style-name=""><text:span text:style-name="a482" text:class-names="">…</text:span><text:span text:style-name="a483" text:class-names=""/></text:p>
            </draw:text-box>
            <svg:title/>
            <svg:desc/>
          </draw:frame>
          <draw:connector draw:type="standard" svg:x1="5.61791in" svg:y1="4.04509in" svg:x2="4.00488in" svg:y2="4.68982in" draw:id="id70" draw:style-name="a487" draw:transform="translate(-4.8114in -4.36745in) rotate(-4.71239) translate(4.8114in 4.36745in)" draw:name="Connecteur : en angle 38">
            <svg:title/>
            <svg:desc/>
          </draw:connector>
          <draw:connector draw:type="standard" svg:x1="4.82745in" svg:y1="3.876in" svg:x2="5.90495in" svg:y2="4.32338in" draw:id="id71" draw:style-name="a488" draw:transform="translate(-5.3662in -4.09969in) rotate(-1.5708) translate(5.3662in 4.09969in)" draw:name="Connecteur : en angle 39">
            <svg:title/>
            <svg:desc/>
          </draw:connector>
          <draw:custom-shape svg:x="4.26534in" svg:y="3.36842in" svg:width="0.22369in" svg:height="0.42983in" draw:id="id72" draw:style-name="a491" draw:name="Accolade fermante 42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custom-shape svg:width="0.22369in" svg:height="0.42983in" draw:id="id73" draw:style-name="a494" draw:transform="translate(-0.11184in -0.21491in) rotate(-3.14159) translate(5.70173in 3.58333in)" draw:name="Accolade fermante 43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frame draw:id="id74" draw:style-name="a535" draw:name="ZoneTexte 44" svg:x="4.19737in" svg:y="5.17396in" svg:width="2.4693in" svg:height="2.22148in">
            <draw:text-box>
              <text:p text:style-name="a498" text:class-names="" text:cond-style-name=""><text:span text:style-name="a495" text:class-names="">tripet_metadata_feature</text:span><text:span text:style-name="a496" text:class-names="">s</text:span><text:span text:style-name="a497" text:class-names=""/></text:p>
              <text:list text:style-name="a501">
                <text:list-item>
                  <text:p text:style-name="a500" text:class-names="" text:cond-style-name=""><text:span text:style-name="a499" text:class-names="">user</text:span></text:p>
                </text:list-item>
              </text:list>
              <text:list text:style-name="a505">
                <text:list-item>
                  <text:p text:style-name="a504" text:class-names="" text:cond-style-name=""><text:span text:style-name="a502" text:class-names="">track_id</text:span><text:span text:style-name="a503" text:class-names=""/></text:p>
                </text:list-item>
              </text:list>
              <text:list text:style-name="a510">
                <text:list-item>
                  <text:p text:style-name="a509" text:class-names="" text:cond-style-name=""><text:span text:style-name="a506" text:class-names="">s</text:span><text:span text:style-name="a507" text:class-names="">ong_id</text:span><text:span text:style-name="a508" text:class-names=""/></text:p>
                </text:list-item>
              </text:list>
              <text:list text:style-name="a515">
                <text:list-item>
                  <text:p text:style-name="a514" text:class-names="" text:cond-style-name=""><text:span text:style-name="a511" text:class-names="">t</text:span><text:span text:style-name="a512" text:class-names="">itle</text:span><text:span text:style-name="a513" text:class-names=""/></text:p>
                </text:list-item>
              </text:list>
              <text:list text:style-name="a520">
                <text:list-item>
                  <text:p text:style-name="a519" text:class-names="" text:cond-style-name=""><text:span text:style-name="a516" text:class-names="">a</text:span><text:span text:style-name="a517" text:class-names="">rtist_id</text:span><text:span text:style-name="a518" text:class-names=""/></text:p>
                </text:list-item>
              </text:list>
              <text:list text:style-name="a525">
                <text:list-item>
                  <text:p text:style-name="a524" text:class-names="" text:cond-style-name=""><text:span text:style-name="a521" text:class-names="">l</text:span><text:span text:style-name="a522" text:class-names="">istening_count</text:span><text:span text:style-name="a523" text:class-names=""/></text:p>
                </text:list-item>
              </text:list>
              <text:list text:style-name="a531">
                <text:list-item>
                  <text:p text:style-name="a530" text:class-names="" text:cond-style-name=""><text:span text:style-name="a526" text:class-names="">a</text:span><text:span text:style-name="a527" text:class-names="">udio<text:s text:c="1"/></text:span><text:span text:style-name="a528" text:class-names="">features</text:span><text:span text:style-name="a529" text:class-names=""/></text:p>
                </text:list-item>
              </text:list>
              <text:p text:style-name="a534" text:class-names="" text:cond-style-name=""><text:span text:style-name="a532" text:class-names="">…</text:span><text:span text:style-name="a533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48" svg:viewBox="0 0 20 30" svg:d="m10 0-10 30h20z"/>
    <draw:marker draw:name="a48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ierre Drouin</meta:initial-creator>
    <dc:creator>Pierre Drouin</dc:creator>
    <meta:creation-date>2023-06-28T14:40:26Z</meta:creation-date>
    <dc:date>2023-06-28T15:08:55Z</dc:date>
    <meta:editing-cycles>2</meta:editing-cycles>
    <meta:editing-duration>PT0S</meta:editing-duration>
    <meta:document-statistic meta:paragraph-count="32" meta:word-count="72"/>
  </office:meta>
</office:document-meta>
</file>